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
      <style:table-properties style:width="16.999cm" style:page-number="auto" fo:break-before="auto" fo:break-after="auto" table:align="margins" fo:background-color="transparent" style:shadow="none" fo:keep-with-next="auto" style:may-break-between-rows="true" style:writing-mode="page">
        <style:background-image/>
      </style:table-properties>
    </style:style>
    <style:style style:name="Table2.A" style:family="table-column">
      <style:table-column-properties style:column-width="3.399cm" style:rel-column-width="13107*"/>
    </style:style>
    <style:style style:name="Table2.1" style:family="table-row">
      <style:table-row-properties style:min-row-height="0.767cm" fo:background-color="transparent" style:keep-together="true" fo:keep-together="auto">
        <style:background-image/>
      </style:table-row-properties>
    </style:style>
    <style:style style:name="Table2.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2.E1" style:family="table-cell">
      <style:table-cell-properties style:vertical-align="" fo:background-color="transparent" fo:padding="0.097cm" fo:border="0.002cm solid #000000" style:writing-mode="page">
        <style:background-image/>
      </style:table-cell-properties>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2.E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9" style:family="table" style:master-page-name="">
      <style:table-properties style:width="16.999cm" style:page-number="auto" fo:break-before="auto" fo:break-after="auto" table:align="margins" fo:background-color="transparent" style:shadow="none" fo:keep-with-next="auto" style:may-break-between-rows="true" style:writing-mode="page">
        <style:background-image/>
      </style:table-properties>
    </style:style>
    <style:style style:name="Table9.A" style:family="table-column">
      <style:table-column-properties style:column-width="2.429cm" style:rel-column-width="9361*"/>
    </style:style>
    <style:style style:name="Table9.C" style:family="table-column">
      <style:table-column-properties style:column-width="2.429cm" style:rel-column-width="9362*"/>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9.G1" style:family="table-cell">
      <style:table-cell-properties style:vertical-align="" fo:background-color="transparent" fo:padding="0.097cm" fo:border="0.002cm solid #000000" style:writing-mode="page">
        <style:background-image/>
      </style:table-cell-properties>
    </style:style>
    <style:style style:name="Table9.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9.B2" style:family="table-cell" style:data-style-name="N0">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9.G2" style:family="table-cell" style:data-style-name="N0">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0" style:family="table" style:master-page-name="">
      <style:table-properties style:width="16.999cm" style:page-number="auto" fo:break-before="auto" fo:break-after="auto" table:align="margins" fo:background-color="transparent" style:shadow="none" fo:keep-with-next="auto" style:may-break-between-rows="true" style:writing-mode="page">
        <style:background-image/>
      </style:table-properties>
    </style:style>
    <style:style style:name="Table10.A" style:family="table-column">
      <style:table-column-properties style:column-width="2.427cm" style:rel-column-width="1376*"/>
    </style:style>
    <style:style style:name="Table10.B" style:family="table-column">
      <style:table-column-properties style:column-width="2.429cm" style:rel-column-width="1377*"/>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10.G1" style:family="table-cell">
      <style:table-cell-properties style:vertical-align="" fo:background-color="transparent" fo:padding="0.097cm" fo:border="0.002cm solid #000000" style:writing-mode="page">
        <style:background-image/>
      </style:table-cell-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data-style-name="N0">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G2" style:family="table-cell" style:data-style-name="N0">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7" style:family="table">
      <style:table-properties style:width="16.999cm" table:align="margins"/>
    </style:style>
    <style:style style:name="Table7.A" style:family="table-column">
      <style:table-column-properties style:column-width="2.429cm" style:rel-column-width="9361*"/>
    </style:style>
    <style:style style:name="Table7.C" style:family="table-column">
      <style:table-column-properties style:column-width="2.429cm" style:rel-column-width="936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data-style-name="N0">
      <style:table-cell-properties fo:padding="0.097cm" fo:border-left="0.002cm solid #000000" fo:border-right="none" fo:border-top="none" fo:border-bottom="0.002cm solid #000000"/>
    </style:style>
    <style:style style:name="Table7.G2" style:family="table-cell" style:data-style-name="N0">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auto"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3.399cm" style:rel-column-width="13107*"/>
    </style:style>
    <style:style style:name="Table1.1" style:family="table-row">
      <style:table-row-properties style:min-row-height="0.767cm" fo:background-color="transparent" style:keep-together="true" fo:keep-together="auto">
        <style:background-image/>
      </style:table-row-properties>
    </style:style>
    <style:style style:name="Table1.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1.E1" style:family="table-cell">
      <style:table-cell-properties style:vertical-align="" fo:background-color="transparent" fo:padding="0.097cm" fo:border="0.002cm solid #000000" style:writing-mode="page">
        <style:background-image/>
      </style:table-cell-properties>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E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Table_20_Contents">
      <style:paragraph-properties fo:line-height="200%" fo:text-align="start" style:justify-single-word="false"/>
      <style:text-properties style:font-name="Calibri" fo:font-size="10pt" style:font-name-asian="Consolas" style:font-size-asian="10pt" style:font-name-complex="Consolas" style:font-size-complex="10pt"/>
    </style:style>
    <style:style style:name="P2" style:family="paragraph" style:parent-style-name="Table_20_Contents">
      <style:paragraph-properties fo:line-height="200%" fo:text-align="start" style:justify-single-word="false"/>
      <style:text-properties style:font-name="Calibri" fo:font-size="10pt" fo:language="zxx" fo:country="none" style:font-name-asian="Consolas" style:font-size-asian="10pt" style:language-asian="zxx" style:country-asian="none" style:font-name-complex="Consolas" style:font-size-complex="10pt" style:language-complex="zxx" style:country-complex="none"/>
    </style:style>
    <style:style style:name="P3" style:family="paragraph" style:parent-style-name="Standard" style:list-style-name="">
      <style:paragraph-properties fo:margin-left="0cm" fo:margin-right="0cm" fo:line-height="200%" fo:text-align="center" style:justify-single-word="false" fo:text-indent="0cm" style:auto-text-indent="false" style:text-autospace="none"/>
      <style:text-properties fo:color="#000000" style:font-name="Times New Roman" fo:font-size="12pt" style:text-underline-style="solid" style:text-underline-width="auto" style:text-underline-color="font-color" style:font-name-asian="Consolas" style:font-size-asian="12pt" style:font-name-complex="Consolas" style:font-size-complex="12pt"/>
    </style:style>
    <style:style style:name="P4" style:family="paragraph" style:parent-style-name="Standard" style:list-style-name="">
      <style:paragraph-properties fo:margin-left="0cm" fo:margin-right="0cm" fo:line-height="200%"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5" style:family="paragraph" style:parent-style-name="Standard" style:list-style-name="">
      <style:paragraph-properties fo:margin-left="0cm" fo:margin-right="0cm" fo:line-height="200%" fo:text-align="center"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6" style:family="paragraph" style:parent-style-name="Standard" style:list-style-name="">
      <style:paragraph-properties fo:margin-left="0cm" fo:margin-right="0cm" fo:line-height="150%" fo:text-align="center"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list-style-name="">
      <style:paragraph-properties fo:margin-left="0cm" fo:margin-right="0cm" fo:line-height="200%" fo:text-align="start" style:justify-single-word="false" fo:text-indent="0cm" style:auto-text-indent="false" style:text-autospace="none"/>
      <style:text-properties fo:color="#000000" style:font-name="Times New Roman" fo:font-size="12pt" style:text-underline-style="none" style:font-name-asian="Consolas" style:font-size-asian="12pt" style:font-name-complex="Consolas" style:font-size-complex="12pt"/>
    </style:style>
    <style:style style:name="P8" style:family="paragraph" style:parent-style-name="Standard">
      <style:paragraph-properties fo:line-height="200%" fo:text-align="start" style:justify-single-word="false"/>
      <style:text-properties fo:color="#000000" style:font-name="Times New Roman" fo:font-size="12pt" style:font-name-asian="Consolas" style:font-size-asian="12pt" style:font-name-complex="Consolas" style:font-size-complex="12pt"/>
    </style:style>
    <style:style style:name="P9" style:family="paragraph" style:parent-style-name="Standard">
      <style:paragraph-properties fo:line-height="200%" fo:text-align="center" style:justify-single-word="false"/>
      <style:text-properties fo:color="#000000" style:font-name="Times New Roman" fo:font-size="12pt" style:font-name-asian="Consolas" style:font-size-asian="12pt" style:font-name-complex="Consolas" style:font-size-complex="12pt"/>
    </style:style>
    <style:style style:name="P10" style:family="paragraph" style:parent-style-name="Standard">
      <style:paragraph-properties fo:line-height="200%" fo:text-align="center" style:justify-single-word="fals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11" style:family="paragraph" style:parent-style-name="Standard">
      <style:paragraph-properties fo:line-height="200%" fo:text-align="center" style:justify-single-word="false"/>
      <style:text-properties fo:color="#000000" style:font-name="Times New Roman" fo:font-size="12pt" style:text-underline-style="solid" style:text-underline-width="auto" style:text-underline-color="font-color" style:font-name-asian="Consolas" style:font-size-asian="12pt" style:font-name-complex="Consolas" style:font-size-complex="12pt"/>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Prisoner's Dilemma Study through Genetic Algoritm and Search Spaces</text:p>
      <text:p text:style-name="P9"/>
      <text:p text:style-name="P9">Josh Hompoth</text:p>
      <text:p text:style-name="P9">Scott Phounpadith</text:p>
      <text:p text:style-name="P9">Joe Nguyen</text:p>
      <text:p text:style-name="P9"><text:span text:style-name="T1"/></text:p>
      <text:p text:style-name="P9">March 20<text:span text:style-name="T2">th</text:span>, 2015</text:p>
      <text:p text:style-name="P9">03-60-371</text:p>
      <text:p text:style-name="P9">Dr. Gras</text:p>
      <text:p text:style-name="P10"/>
      <text:p text:style-name="P10"/>
      <text:p text:style-name="P10"/>
      <text:p text:style-name="P10"/>
      <text:p text:style-name="P10"/>
      <text:p text:style-name="P10"/>
      <text:p text:style-name="P10"/>
      <text:p text:style-name="P10"/>
      <text:p text:style-name="P10"/>
      <text:p text:style-name="P8"><text:soft-page-break/><text:tab/>Genetic Algorithms (GA) and Search Spaces (SS) used on the game theory test of the decision making of rational beings, Prisoner's Dilemma, gave many interesting results. In order to increase the amount of knowledge to be gained, many different tests were performed. Some tests included: changing the mutation amount to see if it improved the score; changing the method of determining cooperation or not; comparing the GA against different strategies; comparing the GA against more than one strategy; and having the GA verse another GA. The process of creating the GA was done specifically so that testing these features would be done easier. For instance, this GA uses object oriented programming so that it is easy to choose which opponents you are competing against. Classes such as Cooperate, Defect, TitForTat, TitForTwoTat, SuspiciousTitForTat, DontTitMyTat and Genetic have been introduced. Each opponent has its own significance and curiousities for when a GA competes against it. Similar effects were implemented to optimize finding an effective solution using search spaces.</text:p>
      <text:p text:style-name="P9"><text:span text:style-name="T3">Developing the Testing Interface</text:span></text:p>
      <text:p text:style-name="P8"><text:tab/>The testing bed we used to run programs such as a genetic algorithm against different strategies was completed with object oriented programming in Java. The main focus of it was to allow a large amount of different possible specificities to be added on to each test. This was done by creating a Compete class which can be called for every generation of events. Whether it be a genetic algorithm run or a hill climbing search space, the Compete class will handle it. The Compete class has a load function that can choose based on a number from 1-100 which combination of opponents are going to compete. It chooses from Cooperate, Defect, TitForTat, TitForTwoTat, SuspiciousTitForTat, DontTitMyTat, and a genetic algorithm – each with their own strategy – and has them compete. If the option 64 is chosen, the genetic algorithm will try to compete against another genetic algorithm that is running along side it. And if 1-63 was chosen, a genetic algorithm can compete against any combination of strategies. Each of those opponents are subclasses of the Other class – putting them all in one place – making it easy to compare them. </text:p>
      <text:p text:style-name="P8"><text:tab/>In the compete class we have the run function, which we can use to run whichever program <text:soft-page-break/>we'd like to Compete with. For instance if 1-64 is loaded, a genetic algorithm will compete against a combination of options, but if 65-100 is loaded, a strategy will compete against another strategy. So if necessary, the expected score of each strategy can be mapped out. For this case lets mention the genetic algorithm. When the run function is called, the population will run a specific amount of generations and in each generation it will verse all of the opponents. It will accumulate an average value of success to be used as a fitness function and evolve towards a new generation. This can be done against all 6 strategies or even another genetic algorithm. Additionally, a user inputted amount of mutation, population, and generations can be entered into the Compete class and will mutate any amount of the dna each generation of that population. </text:p>
      <text:p text:style-name="P8"><text:tab/>On the side, three different sorting functions were created in order to find the best one for the programs. At first for simplicity sake, we used Bubble Sort to sort arrays. This proved to be too slow with it's large time complexity, so we went for a known fast sorting algorithm like Quick Sort. However, this also ran into issues. In Java, you need to declare how much space you're going to use if you're going to use more dynamic memory than Java expects and that seemed too cumbersome for someone else to use the program. In order to combat that issue, we changed the sorting algorithm to Heap Sort, which has a similar time complexity, also better than Bubble Sort, but a constant space complexity, fixing our memory issue. This could now make finding the optimal solutions such as a being with a good dna, very efficiently, speeding up the program dramatically.</text:p>
      <text:p text:style-name="P11">Developing the Genetic Algorithm</text:p>
      <text:p text:style-name="P8"><text:span text:style-name="T4"><text:tab/>When developing the genetic algorithm, I made a lot of changes and adaptions for better correctness of a test. For instance, at the start, for every population, one choice was made per generation. This was done by either one, checking if the DNA was positive, or two, checking a random spot in the DNA and seeing if it was a one or zero. This test showed promising results for both of those cases and worked properly but it was not optimal and there were some flaws in the development of it. For both of those cases, the development of the DNA was under an ambiguous overhead. It would merge strings that were successful many generations in a row and successfully </text:span><text:soft-page-break/><text:span text:style-name="T4">moved towards higher success chance but for a positive string that was all based on a single binary value and for a random spot it was based on the quantity of ones or zeros. Both of these cases had a sort of randomness when it came to developing the strings, and since there was only one choice per generation, there wasn't much to go on. Therefore, even though I expected the string to build towards all ones against the cooperate strategy or all zeros against the defect strategy, that wasn't happening. Surely after several million generations the check a random point in the dna for a one choice would become that but that's really inefficient. But the check of if the dna was positive was so ambiguous that more often than none, the mutation would change that single bit and then you'd have a being with a high fitness value but a poor dna structure. Both of these choice methods were successful with a genetic algorithm but they were inefficient and had correctness issues. Now, to combat these issues, I changed the program a bit. I changed it so that a history was introduced and followed. I made it so that a being will choose its choice based on a memory of 64 moves; its dna. This way there was a logical reason to why a being would get a larger fitness value than another. It was no longer random and now very deterministic since it follows a specific path of moves. This determinism made solving a perfect move base possible. The first choice had a single choice stored in the left-most bit, the second choice had a choice randomly chosen based on the percentage of ones or zeros, but the third one had a specific move base to follow for all 64 moves. This is clearly an improvement from the other two choices. Now when the algorithm runs, a clear change in the dna is aimed for and displayed each run. For instance, now when versing the cooperate strategy, the genetic algorithm will finish with a dna strand of all zeros or Ds for defect.</text:span></text:p>
      <text:p text:style-name="P3">Genetic Algorithm VS Genetic Algorithm</text:p>
      <text:p text:style-name="P4"><text:tab/>The below tables can be used as referrence for the genetic algorithm program. If Us or Them is equal to 0, there is no mutation for our genetic algorithm or the other genetic algorithm, and if its equal to 1 then there is the stated amount of mutation. The choices 0, 1 and 2 are mentioned in further detail in Developing the Genetic Algorithm. Choice 0 decides to cooperate if the dna is a positive number, choice 1 decides to cooperate if a randomly checked spot in the dna is a 1, and <text:soft-page-break/>choice 2 decides whether or not to cooperate based on a layout of 64 specific choices.</text:p>
      <text:p text:style-name="P6"/>
      <text:p text:style-name="P5">The total population is 100 the final generation is 1000 and the mutate amount is 50</text:p>
      <table:table table:name="Table1" table:style-name="Table1">
        <table:table-column table:style-name="Table1.A" table:number-columns-repeated="5"/>
        <table:table-row table:style-name="Table1.1">
          <table:table-cell table:style-name="Table1.A1" office:value-type="string">
            <text:p text:style-name="P2">Mutate -&gt;</text:p>
          </table:table-cell>
          <table:table-cell table:style-name="Table1.A1" office:value-type="string">
            <text:p text:style-name="P2">Us = 0 Them = 0</text:p>
          </table:table-cell>
          <table:table-cell table:style-name="Table1.A1" office:value-type="string">
            <text:p text:style-name="P2">Us = 1 Them = 0</text:p>
          </table:table-cell>
          <table:table-cell table:style-name="Table1.A1" office:value-type="string">
            <text:p text:style-name="P2">Us = 0 Them = 1</text:p>
          </table:table-cell>
          <table:table-cell table:style-name="Table1.E1" office:value-type="string">
            <text:p text:style-name="P2">Us = 1 Them = 1</text:p>
          </table:table-cell>
        </table:table-row>
        <table:table-row table:style-name="Table1.2">
          <table:table-cell table:style-name="Table1.A2" office:value-type="string">
            <text:p text:style-name="P2">Choice = 0</text:p>
          </table:table-cell>
          <table:table-cell table:style-name="Table1.A2" office:value-type="string">
            <text:p text:style-name="P2">Score = 4 +- 0.4</text:p>
          </table:table-cell>
          <table:table-cell table:style-name="Table1.A2" office:value-type="string">
            <text:p text:style-name="P2">Score = 4 +- 0.1</text:p>
          </table:table-cell>
          <table:table-cell table:style-name="Table1.A2" office:value-type="string">
            <text:p text:style-name="P2">Score = 4.46</text:p>
          </table:table-cell>
          <table:table-cell table:style-name="Table1.E2" office:value-type="string">
            <text:p text:style-name="P2">Score = 4.41</text:p>
          </table:table-cell>
        </table:table-row>
        <table:table-row table:style-name="Table1.2">
          <table:table-cell table:style-name="Table1.A2" office:value-type="string">
            <text:p text:style-name="P2">Choice = 1</text:p>
          </table:table-cell>
          <table:table-cell table:style-name="Table1.A2" office:value-type="string">
            <text:p text:style-name="P2">Score = 3.4 +- 0.2</text:p>
          </table:table-cell>
          <table:table-cell table:style-name="Table1.A2" office:value-type="string">
            <text:p text:style-name="P2">Score = 3.45 +- 0.1</text:p>
          </table:table-cell>
          <table:table-cell table:style-name="Table1.A2" office:value-type="string">
            <text:p text:style-name="P2">Score = 3.48</text:p>
          </table:table-cell>
          <table:table-cell table:style-name="Table1.E2" office:value-type="string">
            <text:p text:style-name="P2">Score = 3.45</text:p>
          </table:table-cell>
        </table:table-row>
        <table:table-row table:style-name="Table1.2">
          <table:table-cell table:style-name="Table1.A2" office:value-type="string">
            <text:p text:style-name="P2">Choice = 2</text:p>
          </table:table-cell>
          <table:table-cell table:style-name="Table1.A2" office:value-type="string">
            <text:p text:style-name="P2">Score = 1.2 +- 0.2</text:p>
          </table:table-cell>
          <table:table-cell table:style-name="Table1.A2" office:value-type="string">
            <text:p text:style-name="P2">Score = 1.3 +- 0.1</text:p>
          </table:table-cell>
          <table:table-cell table:style-name="Table1.A2" office:value-type="string">
            <text:p text:style-name="P2">Score = 1.4 +- 0.1</text:p>
          </table:table-cell>
          <table:table-cell table:style-name="Table1.E2" office:value-type="string">
            <text:p text:style-name="P2">Score = 1.4 +- 0.5</text:p>
          </table:table-cell>
        </table:table-row>
      </table:table>
      <text:p text:style-name="P5"><text:line-break/>The total population is 100 the final generation is 1000 and the mutate amount is 5000</text:p>
      <table:table table:name="Table2" table:style-name="Table2">
        <table:table-column table:style-name="Table2.A" table:number-columns-repeated="5"/>
        <table:table-row table:style-name="Table2.1">
          <table:table-cell table:style-name="Table2.A1" office:value-type="string">
            <text:p text:style-name="P2">Mutate -&gt;</text:p>
          </table:table-cell>
          <table:table-cell table:style-name="Table2.A1" office:value-type="string">
            <text:p text:style-name="P2">Us = 0 Them = 0</text:p>
          </table:table-cell>
          <table:table-cell table:style-name="Table2.A1" office:value-type="string">
            <text:p text:style-name="P2">Us = 1 Them = 0</text:p>
          </table:table-cell>
          <table:table-cell table:style-name="Table2.A1" office:value-type="string">
            <text:p text:style-name="P2">Us = 0 Them = 1</text:p>
          </table:table-cell>
          <table:table-cell table:style-name="Table2.E1" office:value-type="string">
            <text:p text:style-name="P2">Us = 1 Them = 1</text:p>
          </table:table-cell>
        </table:table-row>
        <table:table-row table:style-name="Table2.2">
          <table:table-cell table:style-name="Table2.A2" office:value-type="string">
            <text:p text:style-name="P2">Choice = 0</text:p>
          </table:table-cell>
          <table:table-cell table:style-name="Table2.A2" office:value-type="string">
            <text:p text:style-name="P2">Score = 4 +- 0.4</text:p>
          </table:table-cell>
          <table:table-cell table:style-name="Table2.A2" office:value-type="string">
            <text:p text:style-name="P2">Score = 3.1 +- 0.3</text:p>
          </table:table-cell>
          <table:table-cell table:style-name="Table2.A2" office:value-type="string">
            <text:p text:style-name="P2">Score = 4.55</text:p>
          </table:table-cell>
          <table:table-cell table:style-name="Table2.E2" office:value-type="string">
            <text:p text:style-name="P2">Score = 4.06</text:p>
          </table:table-cell>
        </table:table-row>
        <table:table-row table:style-name="Table2.2">
          <table:table-cell table:style-name="Table2.A2" office:value-type="string">
            <text:p text:style-name="P2">Choice = 1</text:p>
          </table:table-cell>
          <table:table-cell table:style-name="Table2.A2" office:value-type="string">
            <text:p text:style-name="P2">Score = 3.4 +- 0.2</text:p>
          </table:table-cell>
          <table:table-cell table:style-name="Table2.A2" office:value-type="string">
            <text:p text:style-name="P2">Score = 2.93</text:p>
          </table:table-cell>
          <table:table-cell table:style-name="Table2.A2" office:value-type="string">
            <text:p text:style-name="P2">Score = 3.48</text:p>
          </table:table-cell>
          <table:table-cell table:style-name="Table2.E2" office:value-type="string">
            <text:p text:style-name="P2">Score = 2.92</text:p>
          </table:table-cell>
        </table:table-row>
        <table:table-row table:style-name="Table2.2">
          <table:table-cell table:style-name="Table2.A2" office:value-type="string">
            <text:p text:style-name="P2">Choice = 2</text:p>
          </table:table-cell>
          <table:table-cell table:style-name="Table2.A2" office:value-type="string">
            <text:p text:style-name="P2">Score = 1.2 +- 0.2</text:p>
          </table:table-cell>
          <table:table-cell table:style-name="Table2.A2" office:value-type="string">
            <text:p text:style-name="P2">Score = 0.9</text:p>
          </table:table-cell>
          <table:table-cell table:style-name="Table2.A2" office:value-type="string">
            <text:p text:style-name="P2">Score = 2.05</text:p>
          </table:table-cell>
          <table:table-cell table:style-name="Table2.E2" office:value-type="string">
            <text:p text:style-name="P2">Score = 1.75</text:p>
          </table:table-cell>
        </table:table-row>
      </table:table>
      <text:p text:style-name="P4"/>
      <text:p text:style-name="P4"><text:tab/>Using the above tables, a few interesting aspects were noticed. For instance, mutations in small amounts helped lower the amount of variance in the score when versing another genetic algorithm but when the mutate amount is too high, it lowers the score for both players in choice zero and choice one but not in choice two. In choice two, the higher the mutation, the higher the score. This can be explained for choice zero since if the single memory bit is altered, its current best choice is changed. For choice two, it should be expected for the score to go up since it has a higher chance of developing a better dna sequence, but since mutation would happen more often than choices would be compared, it likely only deters any actually improvements. Now for the third choice, the score actually improves after a large amount of mutation. This is likely because both genetic algorithms are trying to outperform the other and since defecting the other person has the least risk, they aim for that. But when there is a lot of mutation, they notice that the opponent is cooperating more, so they cooperate for a profit of 3 rather than 1. This is a significant aspect of the Prisoner's Dilemma. One would assume that the most profit would be gained from always defecting, but if the other person also starts to defect because of you, there will be less profit instead. So if the game is of only one round, choosing defect with an average profit of 3 is always <text:soft-page-break/>better than to cooperate with an average profit of 1.5. However, if there is a history of events, prisoners that are more likely to cooperate will both have a higher profit chance than if they were to always defect, meaning a profit of 3 rather than 1.</text:p>
      <text:p text:style-name="P4"><text:tab/>Other significant appearances in this data is that when two genetic algorithms verse, mutations actually lower the score in all cases. In fact, it shows that the more mutated a dna sequence gets over time, the worse it will perform against an genetic algorithm that doesn't mutate. This could be perhaps because whenever a well made strategy is made, it is altered and made less profitable, but the other genetic algorithm's sequence is untainted. With each generation, the dna is less likely to perform its best but the other will still have that optimal solution. This can observed, for where there is no mutation. One genetic algorithm often performs better than the other one by approximately 0.4 score on each generation. Without mutation, a optimal solution is met and its hard to develop a new one without adding new bits. After a while, the entire population will have similar dna, resulting in very little change. So with mutation involved, the chance of a new solution is possible, but it may perform poorly if its modified too much.</text:p>
      <text:p text:style-name="P3">Prisoner's Dilemma Strategies</text:p>
      <text:p text:style-name="P7"><text:tab/>Introduced to combat the genetic algorithm in tests were 6 strategies that we introduced into the program as classes. Cooperate will always cooperates; Defect will always defects; TitForTat will always do what you did last, starting with true; TitForTwoTat will only change if you do the same thing twice, starting with true; SusTitForTat will perform the same as TitForTat but responding with false first instead of true; and DontTitMyTat will only cooperate if the opponent didn't cooperate for 3 rounds in a row but also did cooperate once in the last six rounds. DontTitMyTat was the only strategy that our group introduced. The strategy outperforms all other strategies on average by always defecting and occaisionally cooperating to trick a TitForTat strategy to increase its score.</text:p>
      <text:p text:style-name="P3">Genetic Algorithm VS Specific Strategy</text:p>
      <text:p text:style-name="P4">The total population is 1000 the final generation is 1000 and the mutate amount is 0</text:p>
      <table:table table:name="Table7" table:style-name="Table7">
        <table:table-column table:style-name="Table7.A" table:number-columns-repeated="2"/>
        <table:table-column table:style-name="Table7.C" table:number-columns-repeated="5"/>
        <table:table-row>
          <table:table-cell table:style-name="Table7.A1" office:value-type="string">
            <text:p text:style-name="P1"/>
          </table:table-cell>
          <table:table-cell table:style-name="Table7.A1" office:value-type="string">
            <text:p text:style-name="P1">Cooperate</text:p>
          </table:table-cell>
          <table:table-cell table:style-name="Table7.A1" office:value-type="string">
            <text:p text:style-name="P1">Defect</text:p>
          </table:table-cell>
          <table:table-cell table:style-name="Table7.A1" office:value-type="string">
            <text:p text:style-name="P1">TitForTat</text:p>
          </table:table-cell>
          <table:table-cell table:style-name="Table7.A1" office:value-type="string">
            <text:p text:style-name="P1">TitForTwoTat</text:p>
          </table:table-cell>
          <table:table-cell table:style-name="Table7.A1" office:value-type="string">
            <text:p text:style-name="P1">SusTitForTat</text:p>
          </table:table-cell>
          <table:table-cell table:style-name="Table7.G1" office:value-type="string">
            <text:p text:style-name="P1">DontTitMyTat</text:p>
          </table:table-cell>
        </table:table-row>
        <table:table-row>
          <table:table-cell table:style-name="Table7.A2" office:value-type="string">
            <text:p text:style-name="P1">Choice = 0</text:p>
          </table:table-cell>
          <table:table-cell table:style-name="Table7.B2" office:value-type="float" office:value="4.57">
            <text:p text:style-name="P1">4.57</text:p>
          </table:table-cell>
          <table:table-cell table:style-name="Table7.B2" office:value-type="float" office:value="0.77">
            <text:p text:style-name="P1">0.77</text:p>
          </table:table-cell>
          <table:table-cell table:style-name="Table7.B2" office:value-type="float" office:value="1.75">
            <text:p text:style-name="P1">1.75</text:p>
          </table:table-cell>
          <table:table-cell table:style-name="Table7.B2" office:value-type="float" office:value="1.45">
            <text:p text:style-name="P1">1.45</text:p>
          </table:table-cell>
          <table:table-cell table:style-name="Table7.B2" office:value-type="float" office:value="2.03">
            <text:p text:style-name="P1">2.03</text:p>
          </table:table-cell>
          <table:table-cell table:style-name="Table7.G2" office:value-type="float" office:value="2.11">
            <text:p text:style-name="P1">2.11</text:p>
          </table:table-cell>
        </table:table-row>
        <text:soft-page-break/>
        <table:table-row>
          <table:table-cell table:style-name="Table7.A2" office:value-type="string">
            <text:p text:style-name="P1">Choice = 1</text:p>
          </table:table-cell>
          <table:table-cell table:style-name="Table7.B2" office:value-type="float" office:value="4.81">
            <text:p text:style-name="P1">4.81</text:p>
          </table:table-cell>
          <table:table-cell table:style-name="Table7.B2" office:value-type="float" office:value="0.91">
            <text:p text:style-name="P1">0.91</text:p>
          </table:table-cell>
          <table:table-cell table:style-name="Table7.B2" office:value-type="float" office:value="2.26">
            <text:p text:style-name="P1">2.26</text:p>
          </table:table-cell>
          <table:table-cell table:style-name="Table7.B2" office:value-type="float" office:value="2.12">
            <text:p text:style-name="P1">2.12</text:p>
          </table:table-cell>
          <table:table-cell table:style-name="Table7.B2" office:value-type="float" office:value="2.15">
            <text:p text:style-name="P1">2.15</text:p>
          </table:table-cell>
          <table:table-cell table:style-name="Table7.G2" office:value-type="float" office:value="2.48">
            <text:p text:style-name="P1">2.48</text:p>
          </table:table-cell>
        </table:table-row>
        <table:table-row>
          <table:table-cell table:style-name="Table7.A2" office:value-type="string">
            <text:p text:style-name="P1">Choice = 2</text:p>
          </table:table-cell>
          <table:table-cell table:style-name="Table7.B2" office:value-type="float" office:value="4.97">
            <text:p text:style-name="P1">4.97</text:p>
          </table:table-cell>
          <table:table-cell table:style-name="Table7.B2" office:value-type="float" office:value="0.98">
            <text:p text:style-name="P1">0.98</text:p>
          </table:table-cell>
          <table:table-cell table:style-name="Table7.B2" office:value-type="float" office:value="2.06">
            <text:p text:style-name="P1">2.06</text:p>
          </table:table-cell>
          <table:table-cell table:style-name="Table7.B2" office:value-type="float" office:value="2.59">
            <text:p text:style-name="P1">2.59</text:p>
          </table:table-cell>
          <table:table-cell table:style-name="Table7.B2" office:value-type="float" office:value="2.02">
            <text:p text:style-name="P1">2.02</text:p>
          </table:table-cell>
          <table:table-cell table:style-name="Table7.G2" office:value-type="float" office:value="2">
            <text:p text:style-name="P1">2</text:p>
          </table:table-cell>
        </table:table-row>
      </table:table>
      <text:p text:style-name="P4"/>
      <text:p text:style-name="P4">The total population is 1000 the final generation is 1000 and the mutate amount is 50</text:p>
      <table:table table:name="Table10" table:style-name="Table10">
        <table:table-column table:style-name="Table10.A"/>
        <table:table-column table:style-name="Table10.B"/>
        <table:table-column table:style-name="Table10.A"/>
        <table:table-column table:style-name="Table10.B" table:number-columns-repeated="4"/>
        <table:table-row table:style-name="Table10.1">
          <table:table-cell table:style-name="Table10.A1" office:value-type="string">
            <text:p text:style-name="P2"/>
          </table:table-cell>
          <table:table-cell table:style-name="Table10.A1" office:value-type="string">
            <text:p text:style-name="P2">Cooperate</text:p>
          </table:table-cell>
          <table:table-cell table:style-name="Table10.A1" office:value-type="string">
            <text:p text:style-name="P2">Defect</text:p>
          </table:table-cell>
          <table:table-cell table:style-name="Table10.A1" office:value-type="string">
            <text:p text:style-name="P2">TitForTat</text:p>
          </table:table-cell>
          <table:table-cell table:style-name="Table10.A1" office:value-type="string">
            <text:p text:style-name="P2">TitForTwoTat</text:p>
          </table:table-cell>
          <table:table-cell table:style-name="Table10.A1" office:value-type="string">
            <text:p text:style-name="P2">SusTitForTat</text:p>
          </table:table-cell>
          <table:table-cell table:style-name="Table10.G1" office:value-type="string">
            <text:p text:style-name="P2">DontTitMyTat</text:p>
          </table:table-cell>
        </table:table-row>
        <table:table-row table:style-name="Table10.1">
          <table:table-cell table:style-name="Table10.A2" office:value-type="string">
            <text:p text:style-name="P2">Choice = 0</text:p>
          </table:table-cell>
          <table:table-cell table:style-name="Table10.B2" office:value-type="float" office:value="4.59">
            <text:p text:style-name="P2">4.59</text:p>
          </table:table-cell>
          <table:table-cell table:style-name="Table10.B2" office:value-type="float" office:value="0.79">
            <text:p text:style-name="P2">0.79</text:p>
          </table:table-cell>
          <table:table-cell table:style-name="Table10.B2" office:value-type="float" office:value="2.31">
            <text:p text:style-name="P2">2.31</text:p>
          </table:table-cell>
          <table:table-cell table:style-name="Table10.B2" office:value-type="float" office:value="2.12">
            <text:p text:style-name="P2">2.12</text:p>
          </table:table-cell>
          <table:table-cell table:style-name="Table10.B2" office:value-type="float" office:value="2.31">
            <text:p text:style-name="P2">2.31</text:p>
          </table:table-cell>
          <table:table-cell table:style-name="Table10.G2" office:value-type="float" office:value="2.43">
            <text:p text:style-name="P2">2.43</text:p>
          </table:table-cell>
        </table:table-row>
        <table:table-row table:style-name="Table10.1">
          <table:table-cell table:style-name="Table10.A2" office:value-type="string">
            <text:p text:style-name="P2">Choice = 1</text:p>
          </table:table-cell>
          <table:table-cell table:style-name="Table10.B2" office:value-type="float" office:value="4.83">
            <text:p text:style-name="P2">4.83</text:p>
          </table:table-cell>
          <table:table-cell table:style-name="Table10.B2" office:value-type="float" office:value="0.91">
            <text:p text:style-name="P2">0.91</text:p>
          </table:table-cell>
          <table:table-cell table:style-name="Table10.B2" office:value-type="float" office:value="2.48">
            <text:p text:style-name="P2">2.48</text:p>
          </table:table-cell>
          <table:table-cell table:style-name="Table10.B2" office:value-type="float" office:value="2.3">
            <text:p text:style-name="P2">2.3</text:p>
          </table:table-cell>
          <table:table-cell table:style-name="Table10.B2" office:value-type="float" office:value="2.45">
            <text:p text:style-name="P2">2.45</text:p>
          </table:table-cell>
          <table:table-cell table:style-name="Table10.G2" office:value-type="float" office:value="2.63">
            <text:p text:style-name="P2">2.63</text:p>
          </table:table-cell>
        </table:table-row>
        <table:table-row table:style-name="Table10.1">
          <table:table-cell table:style-name="Table10.A2" office:value-type="string">
            <text:p text:style-name="P2">Choice = 2</text:p>
          </table:table-cell>
          <table:table-cell table:style-name="Table10.B2" office:value-type="float" office:value="4.97">
            <text:p text:style-name="P2">4.97</text:p>
          </table:table-cell>
          <table:table-cell table:style-name="Table10.B2" office:value-type="float" office:value="0.98">
            <text:p text:style-name="P2">0.98</text:p>
          </table:table-cell>
          <table:table-cell table:style-name="Table10.B2" office:value-type="float" office:value="2.06">
            <text:p text:style-name="P2">2.06</text:p>
          </table:table-cell>
          <table:table-cell table:style-name="Table10.B2" office:value-type="float" office:value="2.59">
            <text:p text:style-name="P2">2.59</text:p>
          </table:table-cell>
          <table:table-cell table:style-name="Table10.B2" office:value-type="float" office:value="2.02">
            <text:p text:style-name="P2">2.02</text:p>
          </table:table-cell>
          <table:table-cell table:style-name="Table10.G2" office:value-type="float" office:value="2">
            <text:p text:style-name="P2">2</text:p>
          </table:table-cell>
        </table:table-row>
      </table:table>
      <text:p text:style-name="P4"/>
      <text:p text:style-name="P4">The total population is 1000 the final generation is 1000 and the mutate amount is 5000</text:p>
      <table:table table:name="Table9" table:style-name="Table9">
        <table:table-column table:style-name="Table9.A" table:number-columns-repeated="2"/>
        <table:table-column table:style-name="Table9.C" table:number-columns-repeated="5"/>
        <table:table-row table:style-name="Table9.1">
          <table:table-cell table:style-name="Table9.A1" office:value-type="string">
            <text:p text:style-name="P2"/>
          </table:table-cell>
          <table:table-cell table:style-name="Table9.A1" office:value-type="string">
            <text:p text:style-name="P2">Cooperate</text:p>
          </table:table-cell>
          <table:table-cell table:style-name="Table9.A1" office:value-type="string">
            <text:p text:style-name="P2">Defect</text:p>
          </table:table-cell>
          <table:table-cell table:style-name="Table9.A1" office:value-type="string">
            <text:p text:style-name="P2">TitForTat</text:p>
          </table:table-cell>
          <table:table-cell table:style-name="Table9.A1" office:value-type="string">
            <text:p text:style-name="P2">TitForTwoTat</text:p>
          </table:table-cell>
          <table:table-cell table:style-name="Table9.A1" office:value-type="string">
            <text:p text:style-name="P2">SusTitForTat</text:p>
          </table:table-cell>
          <table:table-cell table:style-name="Table9.G1" office:value-type="string">
            <text:p text:style-name="P2">DontTitMyTat</text:p>
          </table:table-cell>
        </table:table-row>
        <table:table-row table:style-name="Table9.1">
          <table:table-cell table:style-name="Table9.A2" office:value-type="string">
            <text:p text:style-name="P2">Choice = 0</text:p>
          </table:table-cell>
          <table:table-cell table:style-name="Table9.B2" office:value-type="float" office:value="4.46">
            <text:p text:style-name="P2">4.46</text:p>
          </table:table-cell>
          <table:table-cell table:style-name="Table9.B2" office:value-type="float" office:value="0.71">
            <text:p text:style-name="P2">0.71</text:p>
          </table:table-cell>
          <table:table-cell table:style-name="Table9.B2" office:value-type="float" office:value="3.16">
            <text:p text:style-name="P2">3.16</text:p>
          </table:table-cell>
          <table:table-cell table:style-name="Table9.B2" office:value-type="float" office:value="3.5">
            <text:p text:style-name="P2">3.5</text:p>
          </table:table-cell>
          <table:table-cell table:style-name="Table9.B2" office:value-type="float" office:value="3.17">
            <text:p text:style-name="P2">3.17</text:p>
          </table:table-cell>
          <table:table-cell table:style-name="Table9.G2" office:value-type="float" office:value="1.72">
            <text:p text:style-name="P2">1.72</text:p>
          </table:table-cell>
        </table:table-row>
        <table:table-row table:style-name="Table9.1">
          <table:table-cell table:style-name="Table9.A2" office:value-type="string">
            <text:p text:style-name="P2">Choice = 1</text:p>
          </table:table-cell>
          <table:table-cell table:style-name="Table9.B2" office:value-type="float" office:value="4.74">
            <text:p text:style-name="P2">4.74</text:p>
          </table:table-cell>
          <table:table-cell table:style-name="Table9.B2" office:value-type="float" office:value="0.85">
            <text:p text:style-name="P2">0.85</text:p>
          </table:table-cell>
          <table:table-cell table:style-name="Table9.B2" office:value-type="float" office:value="3.32">
            <text:p text:style-name="P2">3.32</text:p>
          </table:table-cell>
          <table:table-cell table:style-name="Table9.B2" office:value-type="float" office:value="3.24">
            <text:p text:style-name="P2">3.24</text:p>
          </table:table-cell>
          <table:table-cell table:style-name="Table9.B2" office:value-type="float" office:value="3.31">
            <text:p text:style-name="P2">3.31</text:p>
          </table:table-cell>
          <table:table-cell table:style-name="Table9.G2" office:value-type="float" office:value="1.92">
            <text:p text:style-name="P2">1.92</text:p>
          </table:table-cell>
        </table:table-row>
        <table:table-row table:style-name="Table9.1">
          <table:table-cell table:style-name="Table9.A2" office:value-type="string">
            <text:p text:style-name="P2">Choice = 2</text:p>
          </table:table-cell>
          <table:table-cell table:style-name="Table9.B2" office:value-type="float" office:value="4.58">
            <text:p text:style-name="P2">4.58</text:p>
          </table:table-cell>
          <table:table-cell table:style-name="Table9.B2" office:value-type="float" office:value="0.78">
            <text:p text:style-name="P2">0.78</text:p>
          </table:table-cell>
          <table:table-cell table:style-name="Table9.B2" office:value-type="float" office:value="1.79">
            <text:p text:style-name="P2">1.79</text:p>
          </table:table-cell>
          <table:table-cell table:style-name="Table9.B2" office:value-type="float" office:value="1.93">
            <text:p text:style-name="P2">1.93</text:p>
          </table:table-cell>
          <table:table-cell table:style-name="Table9.B2" office:value-type="float" office:value="1.74">
            <text:p text:style-name="P2">1.74</text:p>
          </table:table-cell>
          <table:table-cell table:style-name="Table9.G2" office:value-type="float" office:value="1.29">
            <text:p text:style-name="P2">1.29</text:p>
          </table:table-cell>
        </table:table-row>
      </table:table>
      <text:p text:style-name="P4"/>
      <text:p text:style-name="P4"><text:tab/>The above tables show that mutation isn't necessary for choice 2, but if there is an overload of it, it has worse results in all cases. However, for the other choices, there is only a worse result if the strategy is predictive. Meaning, with a large mutation, randomness is forced, improving the score for a more than singular strategy, and hurting against a strategy that is singular. When using the first two choices, an overly high mutation is actually beneficial since they are very much based on stochastic results. But with the deterministic based choice 2, adding random values too often is damaging. So this gives the response that if your decision making is deterministic, low amounts of mutation are preferred but if your decision making is stochastic, high amounts of mutation may be preferre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48M59S</meta:editing-duration>
    <meta:editing-cycles>162</meta:editing-cycles>
    <meta:generator>OpenOffice/4.1.1$Win32 OpenOffice.org_project/411m6$Build-9775</meta:generator>
    <dc:date>2015-03-21T18:58:36.53</dc:date>
    <dc:creator>Josh </dc:creator>
    <meta:document-statistic meta:table-count="5" meta:image-count="0" meta:object-count="0" meta:page-count="7" meta:paragraph-count="148" meta:word-count="2388" meta:character-count="13339"/>
    <meta:user-defined meta:name="Info 1"/>
    <meta:user-defined meta:name="Info 2"/>
    <meta:user-defined meta:name="Info 3"/>
    <meta:user-defined meta:name="Info 4"/>
  </office:meta>
</office:document-meta>
</file>